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itle" style:master-page-name="First_20_Page">
      <style:paragraph-properties style:page-number="auto"/>
    </style:style>
    <style:style style:name="P5" style:family="paragraph" style:parent-style-name="Text_20_body" style:list-style-name="L2">
      <style:paragraph-properties fo:text-align="start" style:justify-single-word="false"/>
      <style:text-properties fo:font-size="16pt" officeooo:rsid="00184efa" officeooo:paragraph-rsid="00235fb0" style:font-size-asian="16pt" style:font-size-complex="16pt"/>
    </style:style>
    <style:style style:name="P6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22c8e" style:font-size-asian="16pt" style:font-size-complex="16pt"/>
    </style:style>
    <style:style style:name="T1" style:family="text">
      <style:text-properties officeooo:rsid="001db187"/>
    </style:style>
    <style:style style:name="T2" style:family="text">
      <style:text-properties officeooo:rsid="00195db8"/>
    </style:style>
    <style:style style:name="T3" style:family="text">
      <style:text-properties officeooo:rsid="00222c8e"/>
    </style:style>
    <style:style style:name="T4" style:family="text">
      <style:text-properties officeooo:rsid="00235fb0"/>
    </style:style>
    <style:style style:name="T5" style:family="text">
      <style:text-properties officeooo:rsid="00257a5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te rendu de séance</text:p>
      <text:p text:style-name="P3">SAE C12</text:p>
      <text:p text:style-name="P3">IHM</text:p>
      <text:p text:style-name="P6">Personne présente et tâche accomplie <text:span text:style-name="T2">de 8h30 à 10h00</text:span> :</text:p>
      <text:list text:style-name="L2">
        <text:list-item>
          <text:p text:style-name="P5">DAVID Gabriel  (<text:span text:style-name="T3">télétravail</text:span>) : <text:span text:style-name="T3">finissions des classe point et plan et création des classes produit, etagere, chemin, entrer, fonction, accessibilite.</text:span></text:p>
        </text:list-item>
        <text:list-item>
          <text:p text:style-name="P5">GUILMIN Leny  (<text:span text:style-name="T3">télétravail</text:span>) : <text:span text:style-name="T5">continue de faire la vue de l’application vendeur (ajout de la fonctionnalité de sélection d’un plan de magasin)</text:span></text:p>
        </text:list-item>
        <text:list-item>
          <text:p text:style-name="P5">FONTAINE Aurélien  (<text:span text:style-name="T3">télétravail</text:span>) : <text:span text:style-name="T4">refait la vue de l’application client en séparent la vue en 3 vue (l’application principal, la vue des produits, la vue du plan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1db187"/>
    </style:style>
    <style:style style:name="MT2" style:family="text">
      <style:text-properties officeooo:rsid="00222c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1</text:span><text:span text:style-name="MT2">4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14T11:44:33.153000000</dc:date>
    <meta:editing-duration>PT1H4M13S</meta:editing-duration>
    <meta:editing-cycles>14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9" meta:word-count="100" meta:character-count="618" meta:non-whitespace-character-count="526"/>
  </office:meta>
</office:document-meta>
</file>